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'Calibri MSFontService', sans-serif"/>
    <style:font-face style:name="Calibri1" svg:font-family="Calibri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style:font-name="Arial" fo:font-size="16pt" fo:language="es" fo:country="CO" fo:font-style="normal" style:text-underline-style="none" fo:font-weight="bold" officeooo:rsid="003c8ca8" officeooo:paragraph-rsid="003c8ca8" style:font-size-asian="16pt" style:font-weight-asian="bold" style:font-size-complex="16pt" style:font-weight-complex="bold"/>
    </style:style>
    <style:style style:name="P2" style:family="paragraph" style:parent-style-name="Text_20_body">
      <style:text-properties fo:font-variant="normal" fo:text-transform="none" style:font-name="Arial" fo:font-size="12pt" fo:language="es" fo:country="CO" style:text-underline-style="none" officeooo:paragraph-rsid="001d2694" style:font-size-asian="12pt" style:font-size-complex="12pt"/>
    </style:style>
    <style:style style:name="P3" style:family="paragraph" style:parent-style-name="Text_20_body" style:list-style-name="L1">
      <loext:graphic-properties draw:fill="none" draw:fill-color="#ffffff"/>
      <style:paragraph-properties style:line-height-at-least="0.503cm" fo:text-align="start" style:justify-single-word="false" fo:background-color="transparent" fo:padding="0cm" fo:border="none"/>
      <style:text-properties fo:font-variant="normal" fo:text-transform="none" fo:language="es" fo:country="CO" style:text-underline-style="none" officeooo:paragraph-rsid="00390e70"/>
    </style:style>
    <style:style style:name="P4" style:family="paragraph" style:parent-style-name="Text_20_body" style:list-style-name="L2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1" fo:font-size="11pt" fo:language="es" fo:country="CO" fo:font-style="normal" style:text-underline-style="none" fo:font-weight="normal"/>
    </style:style>
    <style:style style:name="P5" style:family="paragraph" style:parent-style-name="Text_20_body" style:list-style-name="L3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1" fo:font-size="11pt" fo:language="es" fo:country="CO" fo:font-style="normal" style:text-underline-style="none" fo:font-weight="normal"/>
    </style:style>
    <style:style style:name="P6" style:family="paragraph" style:parent-style-name="Text_20_body" style:list-style-name="L4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1" fo:font-size="11pt" fo:language="es" fo:country="CO" fo:font-style="normal" style:text-underline-style="none" fo:font-weight="normal"/>
    </style:style>
    <style:style style:name="P7" style:family="paragraph" style:parent-style-name="Text_20_body" style:list-style-name="L5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1" fo:font-size="11pt" fo:language="es" fo:country="CO" fo:font-style="normal" style:text-underline-style="none" fo:font-weight="normal"/>
    </style:style>
    <style:style style:name="P8" style:family="paragraph" style:parent-style-name="Text_20_body" style:list-style-name="L2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1pt" fo:language="es" fo:country="CO" fo:font-style="normal" style:text-underline-style="none" fo:font-weight="normal"/>
    </style:style>
    <style:style style:name="P9" style:family="paragraph" style:parent-style-name="Text_20_body" style:list-style-name="L3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1pt" fo:language="es" fo:country="CO" fo:font-style="normal" style:text-underline-style="none" fo:font-weight="normal"/>
    </style:style>
    <style:style style:name="P10" style:family="paragraph" style:parent-style-name="Text_20_body" style:list-style-name="L5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1pt" fo:language="es" fo:country="CO" fo:font-style="normal" style:text-underline-style="none" fo:font-weight="normal" officeooo:rsid="003a48a1" officeooo:paragraph-rsid="003a48a1"/>
    </style:style>
    <style:style style:name="P11" style:family="paragraph" style:parent-style-name="Text_20_body" style:list-style-name="L2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P12" style:family="paragraph" style:parent-style-name="Text_20_body" style:list-style-name="L4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P13" style:family="paragraph" style:parent-style-name="Text_20_body" style:list-style-name="L5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P14" style:family="paragraph" style:parent-style-name="Text_20_body">
      <loext:graphic-properties draw:fill="none" draw:fill-color="#ffffff"/>
      <style:paragraph-properties fo:margin-left="0cm" fo:margin-right="0cm" style:line-height-at-least="0.635cm" fo:text-align="center" style:justify-single-word="false" fo:text-indent="0cm" style:auto-text-indent="false" fo:background-color="transparent" fo:padding="0cm" fo:border="none"/>
      <style:text-properties fo:font-variant="normal" fo:text-transform="none" style:font-name="Calibri" fo:font-size="14pt" fo:language="es" fo:country="CO" fo:font-style="normal" style:text-underline-style="none" fo:font-weight="bold"/>
    </style:style>
    <style:style style:name="P15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1pt" fo:language="es" fo:country="CO" fo:font-style="normal" style:text-underline-style="none" fo:font-weight="bold"/>
    </style:style>
    <style:style style:name="P16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1pt" fo:language="es" fo:country="CO" fo:font-style="normal" style:text-underline-style="none" fo:font-weight="normal" officeooo:rsid="00390e70" officeooo:paragraph-rsid="00390e70"/>
    </style:style>
    <style:style style:name="P17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fo:font-style="normal" style:text-underline-style="none" fo:font-weight="normal"/>
    </style:style>
    <style:style style:name="P18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fo:font-style="normal" style:text-underline-style="none" fo:font-weight="normal" officeooo:paragraph-rsid="00390e70"/>
    </style:style>
    <style:style style:name="P19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P20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 officeooo:paragraph-rsid="003a48a1"/>
    </style:style>
    <style:style style:name="P21" style:family="paragraph" style:parent-style-name="Text_20_body">
      <loext:graphic-properties draw:fill="none" draw:fill-color="#ffffff"/>
      <style:paragraph-properties fo:margin-left="0cm" fo:margin-right="0cm" style:line-height-at-least="0.45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P22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language="es" fo:country="CO" style:text-underline-style="none" officeooo:paragraph-rsid="0037f6e3"/>
    </style:style>
    <style:style style:name="P23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language="es" fo:country="CO" style:text-underline-style="none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/>
    </style:style>
    <style:style style:name="T3" style:family="text">
      <style:text-properties style:font-name="Calibri" fo:font-size="11pt" fo:font-style="normal" fo:font-weight="normal"/>
    </style:style>
    <style:style style:name="T4" style:family="text">
      <style:text-properties style:font-name="Calibri" fo:font-size="11pt" fo:font-style="normal" fo:font-weight="normal" officeooo:rsid="0037f6e3"/>
    </style:style>
    <style:style style:name="T5" style:family="text">
      <style:text-properties style:font-name="Calibri" fo:font-size="11pt" fo:font-style="normal" fo:font-weight="normal" officeooo:rsid="00390e70"/>
    </style:style>
    <style:style style:name="T6" style:family="text">
      <style:text-properties style:font-name="Calibri" fo:font-size="11pt" fo:font-style="normal" fo:font-weight="normal" officeooo:rsid="003962dc"/>
    </style:style>
    <style:style style:name="T7" style:family="text">
      <style:text-properties style:font-name="Calibri" fo:font-size="11pt" fo:font-style="normal" fo:font-weight="normal" officeooo:rsid="003a48a1"/>
    </style:style>
    <style:style style:name="T8" style:family="text">
      <style:text-properties style:font-name="Calibri" fo:font-size="11pt" fo:font-style="normal" fo:font-weight="bold"/>
    </style:style>
    <style:style style:name="T9" style:family="text">
      <style:text-properties style:font-name="Calibri" fo:font-size="11pt" officeooo:rsid="00390e70"/>
    </style:style>
    <style:style style:name="T10" style:family="text">
      <style:text-properties style:font-name="Calibri" fo:font-size="11pt" officeooo:rsid="003babd5"/>
    </style:style>
    <style:style style:name="T11" style:family="text">
      <style:text-properties style:font-name="Calibri" fo:font-size="10pt" fo:font-style="normal" fo:font-weight="bold"/>
    </style:style>
    <style:style style:name="T12" style:family="text">
      <style:text-properties style:font-name="Calibri" fo:font-size="10pt" fo:font-style="normal" fo:font-weight="normal"/>
    </style:style>
    <style:style style:name="T13" style:family="text">
      <style:text-properties style:font-name="Calibri" officeooo:rsid="003962dc"/>
    </style:style>
    <style:style style:name="T14" style:family="text">
      <style:text-properties style:font-name="Calibri" officeooo:rsid="003a48a1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officeooo:rsid="002e946e"/>
    </style:style>
    <style:style style:name="T17" style:family="text">
      <style:text-properties fo:font-style="normal" fo:font-weight="normal" officeooo:rsid="003c8ca8"/>
    </style:style>
    <style:style style:name="T18" style:family="text">
      <style:text-properties style:font-name="Calibri1" fo:font-size="11pt" fo:font-style="normal" fo:font-weight="normal"/>
    </style:style>
    <style:style style:name="T19" style:family="text">
      <style:text-properties fo:font-variant="normal" fo:text-transform="none" style:font-name="Calibri" fo:font-size="11pt" fo:font-style="normal" style:text-underline-style="none" fo:font-weight="normal"/>
    </style:style>
    <style:style style:name="T20" style:family="text">
      <style:text-properties fo:font-variant="normal" fo:text-transform="none" style:font-name="Calibri" fo:font-size="11pt" fo:font-style="normal" style:text-underline-style="none" fo:font-weight="normal" officeooo:rsid="0037f6e3"/>
    </style:style>
    <style:style style:name="T21" style:family="text">
      <style:text-properties fo:font-variant="normal" fo:text-transform="none" style:font-name="Calibri" fo:font-size="11pt" fo:font-style="normal" fo:font-weight="normal"/>
    </style:style>
    <style:style style:name="T22" style:family="text">
      <style:text-properties fo:font-variant="normal" fo:text-transform="none" style:font-name="Calibri" fo:font-size="11pt" fo:font-style="normal" fo:font-weight="normal" officeooo:rsid="0037f6e3"/>
    </style:style>
    <style:style style:name="T23" style:family="text">
      <style:text-properties fo:font-variant="normal" fo:text-transform="none" fo:font-style="normal" style:text-underline-style="none" fo:font-weight="normal"/>
    </style:style>
    <style:style style:name="T24" style:family="text">
      <style:text-properties fo:font-variant="normal" fo:text-transform="none" fo:font-style="normal" fo:font-weight="normal"/>
    </style:style>
    <style:style style:name="T25" style:family="text">
      <style:text-properties style:font-name="Arial" fo:font-style="normal" fo:font-weight="normal" officeooo:rsid="00390e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RETOS PARA HACER TORTAS</text:p>
      <text:p text:style-name="P2"><text:span text:style-name="T17">En este documento se encuentran r</text:span><text:span text:style-name="T16">eglas </text:span><text:span text:style-name="T17">y <text:s/>recomendaciones</text:span><text:span text:style-name="T16"> para crear un excelente bizcocho, </text:span><text:span text:style-name="T17">desde recomendación sobre los ingredientes tanto en el estado, la manipulación y en las proporciones, también sobre cada paso para realizar un una primera torta.</text:span></text:p>
      <text:p text:style-name="P14">LEY DE INGREDIENTES</text:p>
      <text:p text:style-name="P22"><text:span text:style-name="T21">Todos</text:span><text:span text:style-name="T24"> </text:span><text:span text:style-name="T21">los ingredientes</text:span><text:span text:style-name="T24"> </text:span><text:span text:style-name="T21">siempre</text:span><text:span text:style-name="T24"> </text:span><text:span text:style-name="T21">tienen</text:span><text:span text:style-name="T24"> </text:span><text:span text:style-name="T21">que estar</text:span><text:span text:style-name="T24"> </text:span><text:span text:style-name="T21">al clima, excepción</text:span><text:span text:style-name="T22"> de los huevos y la crema de leche (nata) cuando se va ha hacer </text:span><text:span text:style-name="T4">chantillí</text:span><text:span text:style-name="T22">.</text:span></text:p>
      <text:p text:style-name="P19"><text:span text:style-name="T8">Harina</text:span><text:span text:style-name="T15"> </text:span></text:p>
      <text:p text:style-name="P19"><text:span text:style-name="T3">Siempre</text:span><text:span text:style-name="T15"> </text:span><text:span text:style-name="T3">atomizada, pasarla</text:span><text:span text:style-name="T15"> </text:span><text:span text:style-name="T3">por el colador</text:span><text:span text:style-name="T15"> </text:span><text:span text:style-name="T3">para evitar</text:span><text:span text:style-name="T15"> </text:span><text:span text:style-name="T3">que grumos</text:span><text:span text:style-name="T15"> </text:span><text:span text:style-name="T3">queden</text:span><text:span text:style-name="T15"> </text:span><text:span text:style-name="T3">en</text:span><text:span text:style-name="T15"> </text:span><text:span text:style-name="T3">la mezcla.</text:span></text:p>
      <text:p text:style-name="P21"><text:span text:style-name="T11">Atomizar</text:span><text:span text:style-name="T12">: Pulverizar</text:span><text:span text:style-name="T15"> </text:span><text:span text:style-name="T12">un en</text:span><text:span text:style-name="T15"> </text:span><text:span text:style-name="T12">partículas</text:span><text:span text:style-name="T15"> </text:span><text:span text:style-name="T12">muy</text:span><text:span text:style-name="T15"> </text:span><text:span text:style-name="T12">pequeñas.</text:span></text:p>
      <text:p text:style-name="P19"><text:span text:style-name="T8">Mantequilla</text:span><text:span text:style-name="T15"> </text:span></text:p>
      <text:p text:style-name="P19"><text:span text:style-name="T3">A temperatura</text:span><text:span text:style-name="T15"> </text:span><text:span text:style-name="T3">ambiente</text:span><text:span text:style-name="T15"> </text:span><text:span text:style-name="T3">(llamada</text:span><text:span text:style-name="T15"> </text:span><text:span text:style-name="T3">mantequilla</text:span><text:span text:style-name="T15"> </text:span><text:span text:style-name="T3">en</text:span><text:span text:style-name="T15"> </text:span><text:span text:style-name="T3">pomada</text:span><text:span text:style-name="T15"> </text:span><text:span text:style-name="T3">o cremosa)</text:span><text:span text:style-name="T15"> </text:span><text:span text:style-name="T25">aunque </text:span><text:span text:style-name="T3">se puede</text:span><text:span text:style-name="T15"> </text:span><text:span text:style-name="T3">calentada</text:span><text:span text:style-name="T15"> </text:span><text:span text:style-name="T3">dependiendo</text:span><text:span text:style-name="T15"> </text:span><text:span text:style-name="T3">de la receta</text:span><text:span text:style-name="T15">.</text:span></text:p>
      <text:p text:style-name="P15">Aceite</text:p>
      <text:p text:style-name="P19"><text:span text:style-name="T3">De girasol o girasol mezclado</text:span><text:span text:style-name="T15"> </text:span><text:span text:style-name="T3">con oliva.</text:span></text:p>
      <text:p text:style-name="P15">Azúcar</text:p>
      <text:p text:style-name="P19"><text:span text:style-name="T3">Clásico</text:span><text:span text:style-name="T15"> </text:span><text:span text:style-name="T3">blanco</text:span><text:span text:style-name="T15"> </text:span><text:span text:style-name="T3">(generalmente</text:span><text:span text:style-name="T15"> </text:span><text:span text:style-name="T3">la morena</text:span><text:span text:style-name="T15"> </text:span><text:span text:style-name="T3">le da más</text:span><text:span text:style-name="T15"> </text:span><text:span text:style-name="T3">sabor,</text:span><text:span text:style-name="T15"> </text:span><text:span text:style-name="T3">pero</text:span><text:span text:style-name="T15"> </text:span><text:span text:style-name="T3">le cambia el color).</text:span></text:p>
      <text:p text:style-name="P19"><text:span text:style-name="T8">Huevos</text:span><text:span text:style-name="T15"> </text:span></text:p>
      <text:p text:style-name="P19"><text:span text:style-name="T3">Cada</text:span><text:span text:style-name="T15"> </text:span><text:span text:style-name="T3">vez</text:span><text:span text:style-name="T15"> </text:span><text:span text:style-name="T3">que se rompa</text:span><text:span text:style-name="T15"> </text:span><text:span text:style-name="T3">un huevo</text:span><text:span text:style-name="T15"> </text:span><text:span text:style-name="T3">se coloca</text:span><text:span text:style-name="T15"> </text:span><text:span text:style-name="T3">en</text:span><text:span text:style-name="T15"> </text:span><text:span text:style-name="T3">una taza</text:span><text:span text:style-name="T15"> </text:span><text:span text:style-name="T3">parte</text:span><text:span text:style-name="T15"> </text:span><text:span text:style-name="T3">para comprobar</text:span><text:span text:style-name="T15"> </text:span><text:span text:style-name="T3">su</text:span><text:span text:style-name="T15"> </text:span><text:span text:style-name="T3">estado</text:span><text:span text:style-name="T15"> </text:span><text:span text:style-name="T3">y luego</text:span><text:span text:style-name="T15"> </text:span><text:span text:style-name="T3">se puede</text:span><text:span text:style-name="T15"> </text:span><text:span text:style-name="T3">pasar al molde</text:span><text:span text:style-name="T15"> </text:span><text:span text:style-name="T3">donde</text:span><text:span text:style-name="T15"> </text:span><text:span text:style-name="T3">se batirán.</text:span></text:p>
      <text:p text:style-name="P17"><text:span text:style-name="T2">Si se quiere</text:span> <text:span text:style-name="T2">uno</text:span> <text:span text:style-name="T2">esponjoso</text:span> <text:span text:style-name="T2">se debe batir</text:span> <text:span text:style-name="T2">siempre</text:span> <text:span text:style-name="T2">mezclando</text:span> <text:span text:style-name="T2">de a pocos</text:span> <text:span text:style-name="T2">el azúcar</text:span> <text:span text:style-name="T2">y la harina</text:span> <text:span text:style-name="T2">dependiendo</text:span> <text:span text:style-name="T2">la receta.</text:span></text:p>
      <text:p text:style-name="P19"><text:span text:style-name="T3">Si se deben</text:span><text:span text:style-name="T15"> </text:span><text:span text:style-name="T3">separar</text:span><text:span text:style-name="T15"> </text:span><text:span text:style-name="T3">las llamas de las claras</text:span><text:span text:style-name="T15"> </text:span><text:span text:style-name="T3">cuando</text:span><text:span text:style-name="T15"> </text:span><text:span text:style-name="T3">se unan</text:span><text:span text:style-name="T15"> </text:span><text:span text:style-name="T3">de nuevo realizar</text:span><text:span text:style-name="T15"> </text:span><text:span text:style-name="T3">movimientos</text:span><text:span text:style-name="T15"> </text:span><text:span text:style-name="T3">envolventes</text:span><text:span text:style-name="T15"> </text:span><text:span text:style-name="T3">(mover</text:span><text:span text:style-name="T15"> </text:span><text:span text:style-name="T3">desde</text:span><text:span text:style-name="T15"> </text:span><text:span text:style-name="T3">el costado</text:span><text:span text:style-name="T15"> </text:span><text:span text:style-name="T3">asía</text:span><text:span text:style-name="T15"> </text:span><text:span text:style-name="T3">el centro</text:span><text:span text:style-name="T15"> </text:span><text:span text:style-name="T3">y con la otra</text:span><text:span text:style-name="T15"> </text:span><text:span text:style-name="T3">mano girar</text:span><text:span text:style-name="T15"> </text:span><text:span text:style-name="T3">el molde</text:span><text:span text:style-name="T15"> </text:span><text:span text:style-name="T3">a la dirección</text:span><text:span text:style-name="T15"> </text:span><text:span text:style-name="T3">contraria) con una pala</text:span><text:span text:style-name="T15"> </text:span><text:span text:style-name="T3">pastelera, una cuchara</text:span><text:span text:style-name="T15"> </text:span><text:span text:style-name="T3">(preferible</text:span><text:span text:style-name="T15"> </text:span><text:span text:style-name="T3">de palo) <text:line-break/></text:span></text:p>
      <text:p text:style-name="P19"><text:span text:style-name="T3">Yogur</text:span><text:span text:style-name="T15"> </text:span><text:span text:style-name="T3">en</text:span><text:span text:style-name="T15"> </text:span><text:span text:style-name="T3">vez</text:span><text:span text:style-name="T15"> </text:span><text:span text:style-name="T3">de nata</text:span><text:span text:style-name="T15"> </text:span><text:span text:style-name="T3">para uno</text:span><text:span text:style-name="T15"> </text:span><text:span text:style-name="T3">más</text:span><text:span text:style-name="T15"> </text:span><text:span text:style-name="T3">ligero</text:span></text:p>
      <text:p text:style-name="P15">LEVADURA</text:p>
      <text:p text:style-name="P18"><text:span text:style-name="T2">Levadura</text:span> <text:span text:style-name="T2">química</text:span> <text:span text:style-name="T2">(polvo</text:span> <text:span text:style-name="T2">para hornea) <text:s/>esta solo sube en el horno </text:span><text:span text:style-name="T9">y n</text:span><text:span text:style-name="T2">unca</text:span> <text:span text:style-name="T2">levadura</text:span> <text:span text:style-name="T2">seca</text:span> <text:span text:style-name="T2"><text:s/></text:span><text:span text:style-name="T9">ya que esta </text:span><text:span text:style-name="T2">no sube en el horno, esa </text:span><text:span text:style-name="T9">se utiliza en </text:span><text:span text:style-name="T2">pan y galletas.</text:span></text:p>
      <text:p text:style-name="P17"><text:span text:style-name="T2">Se puede</text:span> <text:span text:style-name="T2">mesclar</text:span> <text:span text:style-name="T2">para crear:</text:span></text:p>
      <text:list xml:id="list1913825337" text:style-name="L1">
        <text:list-item>
          <text:p text:style-name="P3"><text:span text:style-name="T3">2 </text:span><text:span text:style-name="T6">partes</text:span><text:span text:style-name="T3"> bicarbonato</text:span><text:span text:style-name="T15"> </text:span><text:span text:style-name="T3">de sodio.</text:span></text:p>
        </text:list-item>
        <text:list-item>
          <text:p text:style-name="P3"><text:span text:style-name="T3">2 </text:span><text:span text:style-name="T6">partes</text:span><text:span text:style-name="T3"> crémor</text:span><text:span text:style-name="T15"> </text:span><text:span text:style-name="T3">tártaro</text:span><text:span text:style-name="T15">.</text:span></text:p>
        </text:list-item>
        <text:list-item>
          <text:p text:style-name="P3"><text:span text:style-name="T5">1 </text:span><text:span text:style-name="T6">parte</text:span><text:span text:style-name="T5"> </text:span><text:span text:style-name="T3">maicena.</text:span></text:p>
        </text:list-item>
      </text:list>
      <text:p text:style-name="P16"><text:soft-page-break/>según mi experiencia queda mucho sabor a sodio, tal vez por que estaba pasada la fecha de caducidad del sodio, también tengo entendido que un poco de sodio y harina para arroz</text:p>
      <text:p text:style-name="P15"/>
      <text:p text:style-name="P15">SAL</text:p>
      <text:p text:style-name="P19"><text:span text:style-name="T3">siempre</text:span><text:span text:style-name="T15"> </text:span><text:span text:style-name="T3">realza</text:span><text:span text:style-name="T15"> </text:span><text:span text:style-name="T3">el sabor,</text:span><text:span text:style-name="T15"> </text:span><text:span text:style-name="T3">pero</text:span><text:span text:style-name="T15"> </text:span><text:span text:style-name="T3">solo un poco</text:span><text:span text:style-name="T15"> </text:span><text:span text:style-name="T3">de lo contrario</text:span><text:span text:style-name="T15"> </text:span><text:span text:style-name="T3">quedara</text:span><text:span text:style-name="T15"> </text:span><text:span text:style-name="T3">salado.</text:span></text:p>
      <text:p text:style-name="P14">LEY DE LAS PROPORCIONES</text:p>
      <text:p text:style-name="P19"><text:span text:style-name="T3">Siempre</text:span><text:span text:style-name="T15"> </text:span><text:span text:style-name="T3">las proporciones</text:span><text:span text:style-name="T15"> </text:span><text:span text:style-name="T3">recomendadas, pero</text:span><text:span text:style-name="T15"> </text:span><text:span text:style-name="T3">como</text:span><text:span text:style-name="T15"> </text:span><text:span text:style-name="T3">norma</text:span><text:span text:style-name="T15"> </text:span><text:span text:style-name="T3">general</text:span></text:p>
      <text:list xml:id="list2553531772" text:style-name="L2">
        <text:list-item>
          <text:p text:style-name="P4"><text:span text:style-name="T1">3 partes</text:span> <text:span text:style-name="T1">de harina</text:span> <text:span text:style-name="T1">(ya</text:span> <text:span text:style-name="T1">sea trigo, trigo</text:span> <text:span text:style-name="T1">integral)</text:span></text:p>
        </text:list-item>
        <text:list-item>
          <text:p text:style-name="P4"><text:span text:style-name="T1">2 de azúcar</text:span> <text:span text:style-name="T1">(se</text:span> <text:span text:style-name="T1">puede</text:span> <text:span text:style-name="T1">utilizar</text:span> <text:span text:style-name="T1">la mitad</text:span> <text:span text:style-name="T1">de lo que indica</text:span> <text:span text:style-name="T1">la receta</text:span> <text:span text:style-name="T1">o edulcorantes)</text:span></text:p>
        </text:list-item>
        <text:list-item>
          <text:p text:style-name="P4"><text:span text:style-name="T1">1 de lácteos</text:span> </text:p>
        </text:list-item>
        <text:list-item>
          <text:p text:style-name="P8">1 de grasa </text:p>
        </text:list-item>
        <text:list-item>
          <text:p text:style-name="P4"><text:span text:style-name="T1">1 o 1 /2 de huevos</text:span> <text:span text:style-name="T1">batidos</text:span></text:p>
        </text:list-item>
        <text:list-item>
          <text:p text:style-name="P11"><text:span text:style-name="T3">levadura</text:span><text:span text:style-name="T18"> </text:span></text:p>
        </text:list-item>
      </text:list>
      <text:p text:style-name="P17"><text:span text:style-name="T2">Opcional</text:span> <text:span text:style-name="T2">- también</text:span> <text:span text:style-name="T2">se puede</text:span> <text:span text:style-name="T2">endulzar</text:span> <text:span text:style-name="T2">con frutas,</text:span> <text:span text:style-name="T2">pero</text:span> <text:span text:style-name="T2">siempre</text:span> <text:span text:style-name="T2">fresca (manzana, banano)</text:span> <text:span text:style-name="T2">o frutos</text:span> <text:span text:style-name="T2">secos,</text:span> <text:span text:style-name="T2">pero</text:span> <text:span text:style-name="T2">en</text:span> <text:span text:style-name="T2">el último</text:span> <text:span text:style-name="T2">momento</text:span> <text:span text:style-name="T2">(nueces, avellanas</text:span> <text:span text:style-name="T2">o pasas)</text:span> <text:span text:style-name="T2">o aderezos</text:span> <text:span text:style-name="T2">como</text:span> <text:span text:style-name="T2">el limón</text:span> <text:span text:style-name="T2">o la naranja</text:span> <text:span text:style-name="T2">(cascara</text:span> <text:span text:style-name="T2">rallada</text:span> <text:span text:style-name="T2">sin la parte</text:span> <text:span text:style-name="T2">blanca</text:span> <text:span text:style-name="T2">que agria</text:span> <text:span text:style-name="T2">o un poquito</text:span> <text:span text:style-name="T2">de jugo)</text:span></text:p>
      <text:p text:style-name="P19"><text:span text:style-name="T3">se enharinen</text:span><text:span text:style-name="T15"> </text:span><text:span text:style-name="T3">los frutos</text:span><text:span text:style-name="T15"> </text:span><text:span text:style-name="T3">secos</text:span><text:span text:style-name="T15"> </text:span><text:span text:style-name="T3">para que no se vallan</text:span><text:span text:style-name="T15"> </text:span><text:span text:style-name="T3">todos</text:span><text:span text:style-name="T15"> </text:span><text:span text:style-name="T3">al fondo</text:span></text:p>
      <text:p text:style-name="P19"><text:span text:style-name="T3">dependiendo</text:span><text:span text:style-name="T15"> </text:span><text:span text:style-name="T3">de la receta</text:span><text:span text:style-name="T15"> </text:span><text:span text:style-name="T3">se pude</text:span><text:span text:style-name="T15"> </text:span><text:span text:style-name="T3">subir</text:span><text:span text:style-name="T15"> </text:span><text:span text:style-name="T3">la cantidad</text:span><text:span text:style-name="T15"> </text:span><text:span text:style-name="T3">de harina</text:span><text:span text:style-name="T15"> </text:span><text:span text:style-name="T3">en</text:span><text:span text:style-name="T15"> </text:span><text:span text:style-name="T3">algunos</text:span><text:span text:style-name="T15"> </text:span><text:span text:style-name="T3">casos</text:span><text:span text:style-name="T15"> </text:span><text:span text:style-name="T3">se recomienda</text:span><text:span text:style-name="T15"> </text:span><text:span text:style-name="T3">50 gramos</text:span><text:span text:style-name="T15"> </text:span><text:span text:style-name="T3">por cada</text:span><text:span text:style-name="T15"> </text:span><text:span text:style-name="T3">huevo, en</text:span><text:span text:style-name="T15"> </text:span><text:span text:style-name="T3">otros</text:span><text:span text:style-name="T15"> </text:span><text:span text:style-name="T3">se recomienda</text:span><text:span text:style-name="T15"> </text:span><text:span text:style-name="T3">30, por ejemplo,</text:span><text:span text:style-name="T15"> </text:span><text:span text:style-name="T3">una receta</text:span><text:span text:style-name="T15"> </text:span><text:span text:style-name="T3">muy</text:span><text:span text:style-name="T15"> </text:span><text:span text:style-name="T3">común</text:span><text:span text:style-name="T15"> </text:span><text:span text:style-name="T3">de pastel japonés</text:span><text:span text:style-name="T15"> </text:span><text:span text:style-name="T3">se utiliza</text:span><text:span text:style-name="T15"> </text:span><text:span text:style-name="T3">10 por cada</text:span><text:span text:style-name="T15"> </text:span><text:span text:style-name="T3">huevo</text:span><text:span text:style-name="T15"> </text:span><text:span text:style-name="T3">(5</text:span><text:span text:style-name="T15"> </text:span><text:span text:style-name="T3">de harina</text:span><text:span text:style-name="T15"> </text:span><text:span text:style-name="T3">de trigo</text:span><text:span text:style-name="T15"> </text:span><text:span text:style-name="T3">y 5 de maicena)</text:span></text:p>
      <text:p text:style-name="P19"><text:span text:style-name="T3">la maicena</text:span><text:span text:style-name="T15"> </text:span><text:span text:style-name="T3">se puede</text:span><text:span text:style-name="T15"> </text:span><text:span text:style-name="T3">mesclar</text:span><text:span text:style-name="T15"> </text:span><text:span text:style-name="T3">con harina</text:span><text:span text:style-name="T15"> </text:span><text:span text:style-name="T3">normal para lograr</text:span><text:span text:style-name="T15"> </text:span><text:span text:style-name="T3">que sea más</text:span><text:span text:style-name="T15"> </text:span><text:span text:style-name="T3">esponjoso</text:span><text:span text:style-name="T15"> </text:span><text:span text:style-name="T3">si</text:span><text:span text:style-name="T15"> </text:span><text:span text:style-name="T3">la cantidad</text:span><text:span text:style-name="T15"> </text:span><text:span text:style-name="T3">de maicena</text:span><text:span text:style-name="T15"> </text:span><text:span text:style-name="T3">pasa</text:span><text:span text:style-name="T15"> </text:span><text:span text:style-name="T3">a la de harina</text:span><text:span text:style-name="T15"> </text:span><text:span text:style-name="T3">puede</text:span><text:span text:style-name="T15"> </text:span><text:span text:style-name="T3">que quede</text:span><text:span text:style-name="T15"> </text:span><text:span text:style-name="T3">dura la textura</text:span><text:span text:style-name="T15"> </text:span><text:span text:style-name="T3">como</text:span><text:span text:style-name="T15"> </text:span><text:span text:style-name="T3">de galleta</text:span></text:p>
      <text:p text:style-name="P15">Ejemplo: </text:p>
      <text:p text:style-name="P17"><text:span text:style-name="T2">Bizcocho</text:span> <text:span text:style-name="T2">Vegano:</text:span></text:p>
      <text:list xml:id="list768451954" text:style-name="L3">
        <text:list-item>
          <text:p text:style-name="P5"><text:span text:style-name="T1">harina</text:span> <text:span text:style-name="T1">de trigo</text:span> </text:p>
        </text:list-item>
        <text:list-item>
          <text:p text:style-name="P9">azúcar</text:p>
        </text:list-item>
        <text:list-item>
          <text:p text:style-name="P5"><text:span text:style-name="T1">bebida</text:span> <text:span text:style-name="T1">de soya – lácteo</text:span> </text:p>
        </text:list-item>
        <text:list-item>
          <text:p text:style-name="P5"><text:span text:style-name="T1">aceite</text:span> <text:span text:style-name="T1">de oliva</text:span> <text:span text:style-name="T1">- grasa</text:span></text:p>
        </text:list-item>
        <text:list-item>
          <text:p text:style-name="P5"><text:span text:style-name="T1">ralladura</text:span> <text:span text:style-name="T1">de limón</text:span> – <text:span text:style-name="T1">opcional </text:span><text:span text:style-name="T13">es solo para dar aroma</text:span></text:p>
        </text:list-item>
        <text:list-item>
          <text:p text:style-name="P9">levadura</text:p>
        </text:list-item>
      </text:list>
      <text:p text:style-name="P14"/>
      <text:p text:style-name="P14"/>
      <text:p text:style-name="P14"><text:soft-page-break/>MOLDES</text:p>
      <text:p text:style-name="P19"><text:span text:style-name="T3">Se pueden</text:span><text:span text:style-name="T15"> </text:span><text:span text:style-name="T3">utilizar</text:span><text:span text:style-name="T15"> </text:span><text:span text:style-name="T3">los de silicona,</text:span><text:span text:style-name="T15"> </text:span><text:span text:style-name="T3">pero</text:span><text:span text:style-name="T15"> </text:span><text:span text:style-name="T3">los metálicos</text:span><text:span text:style-name="T15"> </text:span><text:span text:style-name="T3">funcionan</text:span><text:span text:style-name="T15"> </text:span><text:span text:style-name="T3">mejor</text:span><text:span text:style-name="T15"> </text:span><text:span text:style-name="T3">ya</text:span><text:span text:style-name="T15"> </text:span><text:span text:style-name="T3">que transmiten</text:span><text:span text:style-name="T15"> </text:span><text:span text:style-name="T3">mejor</text:span><text:span text:style-name="T15"> </text:span><text:span text:style-name="T3">el calor</text:span></text:p>
      <text:p text:style-name="P19"><text:span text:style-name="T8">Opciones</text:span><text:span text:style-name="T15"> </text:span><text:span text:style-name="T8">para desmontar:</text:span></text:p>
      <text:list xml:id="list417427914" text:style-name="L4">
        <text:list-item>
          <text:p text:style-name="P6"><text:span text:style-name="T1">Untar</text:span> <text:span text:style-name="T1">todo</text:span> <text:span text:style-name="T1">el molde</text:span> <text:span text:style-name="T1">de mantequilla</text:span> <text:span text:style-name="T1">o manteca</text:span> </text:p>
        </text:list-item>
        <text:list-item>
          <text:p text:style-name="P6"><text:span text:style-name="T1">Untar</text:span> <text:span text:style-name="T1">todo</text:span> <text:span text:style-name="T1">el molde</text:span> <text:span text:style-name="T1">de mantequilla</text:span> <text:span text:style-name="T1">y luego</text:span> <text:span text:style-name="T1">enharinar</text:span> <text:span text:style-name="T1">(con</text:span> <text:span text:style-name="T1">esta</text:span> <text:span text:style-name="T1">opción</text:span> <text:span text:style-name="T1">suelen</text:span> <text:span text:style-name="T1">quedar</text:span> <text:span text:style-name="T1">parches,</text:span> <text:span text:style-name="T1">pero</text:span> <text:span text:style-name="T1">a mi parecer</text:span> <text:span text:style-name="T1">es más</text:span> <text:span text:style-name="T1">fácil</text:span> <text:span text:style-name="T1">de utilizar)</text:span></text:p>
        </text:list-item>
        <text:list-item>
          <text:p text:style-name="P6"><text:span text:style-name="T1">Utilizar</text:span> <text:span text:style-name="T1">papel</text:span> <text:span text:style-name="T1">de horneado</text:span></text:p>
        </text:list-item>
        <text:list-item>
          <text:p text:style-name="P12"><text:span text:style-name="T3">Si es una torta</text:span><text:span text:style-name="T18"> </text:span><text:span text:style-name="T3">que sube</text:span><text:span text:style-name="T18"> </text:span><text:span text:style-name="T3">mucho</text:span><text:span text:style-name="T18"> </text:span><text:span text:style-name="T3">utilizar</text:span><text:span text:style-name="T18"> </text:span><text:span text:style-name="T3">papel</text:span><text:span text:style-name="T18"> </text:span><text:span text:style-name="T3">de horno</text:span><text:span text:style-name="T18"> </text:span><text:span text:style-name="T3">junto a la mantequilla</text:span><text:span text:style-name="T18"> </text:span><text:span text:style-name="T3">parra</text:span><text:span text:style-name="T18"> </text:span><text:span text:style-name="T3">que no se caiga</text:span><text:span text:style-name="T18"> </text:span><text:span text:style-name="T3">el papel</text:span><text:span text:style-name="T18"> </text:span><text:span text:style-name="T3">de horno</text:span><text:span text:style-name="T18"> </text:span><text:span text:style-name="T3">y la torta</text:span><text:span text:style-name="T18"> </text:span><text:span text:style-name="T3">crezca</text:span><text:span text:style-name="T18"> </text:span><text:span text:style-name="T3">libre</text:span></text:p>
        </text:list-item>
      </text:list>
      <text:p text:style-name="P14">HORNEADO</text:p>
      <text:p text:style-name="P15">Que no se debe hacer:</text:p>
      <text:list xml:id="list1498697842" text:style-name="L5">
        <text:list-item>
          <text:p text:style-name="P7"><text:span text:style-name="T1">Nunca</text:span> <text:span text:style-name="T1">abrir</text:span> <text:span text:style-name="T1">el horno</text:span> <text:span text:style-name="T1">para que entre el frio </text:span><text:span text:style-name="T14">(el bizcocho de desplomara o dejara de crecer).</text:span></text:p>
        </text:list-item>
        <text:list-item>
          <text:p text:style-name="P10">No bajar bruscamente la temperatura del horno.</text:p>
        </text:list-item>
        <text:list-item>
          <text:p text:style-name="P13"><text:span text:style-name="T3">Nunca</text:span><text:span text:style-name="T18"> </text:span><text:span text:style-name="T3">utilizar</text:span><text:span text:style-name="T18"> </text:span><text:span text:style-name="T3">ventilar</text:span><text:span text:style-name="T18"> </text:span><text:span text:style-name="T3">porque</text:span><text:span text:style-name="T18"> </text:span><text:span text:style-name="T3">reseca</text:span><text:span text:style-name="T18"> </text:span><text:span text:style-name="T3">la masa.</text:span></text:p>
        </text:list-item>
      </text:list>
      <text:p text:style-name="P19"><text:span text:style-name="T8">A tener</text:span><text:span text:style-name="T15"> </text:span><text:span text:style-name="T8">en</text:span><text:span text:style-name="T15"> </text:span><text:span text:style-name="T8">cuenta:</text:span></text:p>
      <text:p text:style-name="P20"><text:span text:style-name="T3">El tiempo</text:span><text:span text:style-name="T15"> </text:span><text:span text:style-name="T3">en</text:span><text:span text:style-name="T15"> </text:span><text:span text:style-name="T3">regla</text:span><text:span text:style-name="T15"> </text:span><text:span text:style-name="T3">es de 7 minutos</text:span><text:span text:style-name="T15"> </text:span><text:span text:style-name="T3">por cada</text:span><text:span text:style-name="T15"> </text:span><text:span text:style-name="T3">centímetro</text:span><text:span text:style-name="T15"> </text:span><text:span text:style-name="T3">de masa y la temperatura</text:span><text:span text:style-name="T15"> </text:span><text:span text:style-name="T3">ideas esta</text:span><text:span text:style-name="T15"> </text:span><text:span text:style-name="T3">entre 180 o 170 con calor</text:span><text:span text:style-name="T15"> </text:span><text:span text:style-name="T3">arriba</text:span><text:span text:style-name="T15"> </text:span><text:span text:style-name="T3">y abajo </text:span><text:span text:style-name="T7">aunque </text:span><text:span text:style-name="T3">horno es distinto, es mejor probar que funciona </text:span><text:span text:style-name="T7">mejor </text:span><text:span text:style-name="T3">para cada uno.</text:span></text:p>
      <text:p text:style-name="P20"><text:span text:style-name="T15"><text:s/></text:span><text:span text:style-name="T3">si</text:span><text:span text:style-name="T15"> </text:span><text:span text:style-name="T3">se quiere</text:span><text:span text:style-name="T15"> </text:span><text:span text:style-name="T3">que la superficie</text:span><text:span text:style-name="T15"> </text:span><text:span text:style-name="T3">quede</text:span><text:span text:style-name="T15"> </text:span><text:span text:style-name="T3">pareja cocinar</text:span><text:span text:style-name="T15"> </text:span><text:span text:style-name="T3">con temperatura</text:span><text:span text:style-name="T15"> </text:span><text:span text:style-name="T3">baja.</text:span></text:p>
      <text:p text:style-name="P17"><text:span text:style-name="T2">Con una aguja</text:span> <text:span text:style-name="T2">metálica</text:span> <text:span text:style-name="T2">o cuchillo</text:span> <text:span text:style-name="T2">pinchar</text:span> <text:span text:style-name="T2">y si</text:span> <text:span text:style-name="T2">sale la aguja</text:span> <text:span text:style-name="T2">o cuchillo</text:span> <text:span text:style-name="T2">seco</text:span> <text:span text:style-name="T2">ya</text:span> <text:span text:style-name="T2">está</text:span> <text:span text:style-name="T2">horneado</text:span> <text:span text:style-name="T2">si</text:span> <text:span text:style-name="T2">no dejar</text:span> <text:span text:style-name="T2">5 minuto</text:span> <text:span text:style-name="T2">más</text:span> <text:span text:style-name="T2">y repetir</text:span> <text:span text:style-name="T2">el método, si</text:span> <text:span text:style-name="T2">doro</text:span> <text:span text:style-name="T2">por encima</text:span> <text:span text:style-name="T2">muy</text:span> <text:span text:style-name="T2">rápido</text:span> <text:span text:style-name="T2">bajarle</text:span> <text:span text:style-name="T2">la temperatura</text:span> <text:span text:style-name="T2">al horno.</text:span></text:p>
      <text:p text:style-name="P19"/>
      <text:p text:style-name="P14">DESMONTADO</text:p>
      <text:p text:style-name="P17"><text:span text:style-name="T2">Esperar</text:span> <text:span text:style-name="T2">un poco</text:span> <text:span text:style-name="T2">antes de desmontar</text:span> <text:span text:style-name="T2">para que no se </text:span><text:span text:style-name="T10">desmorone.</text:span></text:p>
      <text:p text:style-name="P23"><text:span text:style-name="T21">Repasar</text:span><text:span text:style-name="T24"> </text:span><text:span text:style-name="T21">con un cuchillo</text:span><text:span text:style-name="T24"> </text:span><text:span text:style-name="T21">las orillas</text:span><text:span text:style-name="T24"> </text:span><text:span text:style-name="T21">y dar</text:span><text:span text:style-name="T24"> </text:span><text:span text:style-name="T21">dos golpes fuertes</text:span><text:span text:style-name="T24"> </text:span><text:span text:style-name="T21">al molde</text:span><text:span text:style-name="T24"> </text:span><text:span text:style-name="T21">para sacar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'Calibri MSFontService', sans-serif"/>
    <style:font-face style:name="Calibri1" svg:font-family="Calibri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3:18:25.539896105</meta:creation-date>
    <dc:date>2018-12-14T22:55:20.360624288</dc:date>
    <meta:editing-duration>PT2H16M6S</meta:editing-duration>
    <meta:editing-cycles>11</meta:editing-cycles>
    <meta:generator>LibreOffice/6.0.3.2$Linux_X86_64 LibreOffice_project/00m0$Build-2</meta:generator>
    <meta:document-statistic meta:table-count="0" meta:image-count="0" meta:object-count="0" meta:page-count="3" meta:paragraph-count="66" meta:word-count="816" meta:character-count="4471" meta:non-whitespace-character-count="3725"/>
  </office:meta>
</office:document-meta>
</file>